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jpeg"/>
  <manifest:file-entry manifest:full-path="media/image2.tmp" manifest:media-type="image/jpeg"/>
  <manifest:file-entry manifest:full-path="media/image3.tmp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family="paragraph">
      <style:paragraph-properties fo:margin-left="0.6361in">
        <style:tab-stops/>
      </style:paragraph-properties>
    </style:style>
    <style:style style:name="P5" style:parent-style-name="ListParagraph" style:family="paragraph">
      <style:paragraph-properties fo:margin-left="0.6722in">
        <style:tab-stops/>
      </style:paragraph-properties>
    </style:style>
    <style:style style:name="P6" style:parent-style-name="ListParagraph" style:list-style-name="LFO2" style:family="paragraph"/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INTRODUTION</text:p>
      <text:p text:style-name="Normal">OVERVIEW</text:p>
      <text:list text:style-name="LFO3" text:continue-numbering="true">
        <text:list-item>
          <text:p text:style-name="P2">To create a<text:s/>logo<text:s/>our institution</text:p>
        </text:list-item>
        <text:list-item>
          <text:p text:style-name="P3">Purpose</text:p>
        </text:list-item>
      </text:list>
      <text:p text:style-name="P4"><text:s text:c="6"/>To reach<text:s/>the<text:s/>students with tha<text:s/>logo</text:p>
      <text:p text:style-name="Normal"><text:s/></text:p>
      <text:p text:style-name="Normal"/>
      <text:p text:style-name="Normal">PROBLEM DEFINITION &amp;<text:s/>DESIGN THINKING</text:p>
      <text:p text:style-name="Normal"><draw:frame draw:z-index="251658240" draw:style-name="a0" draw:name="Picture 1" text:anchor-type="paragraph" svg:x="0.93542in" svg:y="0.33819in" svg:width="1.76736in" svg:height="1.81806in" style:rel-width="scale" style:rel-height="scale"><draw:image xlink:href="media/image1.tmp" xlink:type="simple" xlink:show="embed" xlink:actuate="onLoad"/><svg:title/><svg:desc/></draw:frame>EMPATHY MAP:</text:p>
      <text:p text:style-name="Normal"><text:s text:c="17"/></text:p>
      <text:p text:style-name="Normal"><draw:frame draw:z-index="251658241" draw:style-name="a1" draw:name="Picture 5" text:anchor-type="paragraph" svg:x="0.46389in" svg:y="0.31875in" svg:width="4.34514in" svg:height="1.40556in" style:rel-width="scale" style:rel-height="scale"><draw:image xlink:href="media/image2.tmp" xlink:type="simple" xlink:show="embed" xlink:actuate="onLoad"/><svg:title/><svg:desc/></draw:frame>BRAIN STROM :<text:s/></text:p>
      <text:p text:style-name="Normal"><text:s text:c="15"/></text:p>
      <text:p text:style-name="Normal"/>
      <text:p text:style-name="Normal">RESULT</text:p>
      <text:p text:style-name="Normal"><draw:frame draw:z-index="251658242" draw:style-name="a2" draw:name="Picture 2" text:anchor-type="paragraph" svg:x="0.11944in" svg:y="1.01736in" svg:width="2.23403in" svg:height="2.23403in" style:rel-width="scale" style:rel-height="scale"><draw:image xlink:href="media/image3.tmp" xlink:type="simple" xlink:show="embed" xlink:actuate="onLoad"/><svg:title/><svg:desc/></draw:frame><text:s text:c="2"/></text:p>
      <text:p text:style-name="Normal"/>
      <text:p text:style-name="Normal"/>
      <text:p text:style-name="Normal"/>
      <text:p text:style-name="Normal">ADVANTAGES &amp;<text:s/>DISADVANTAGE<text:s/></text:p>
      <text:p text:style-name="P5"/>
      <text:list text:style-name="LFO2" text:continue-numbering="true">
        <text:list-item>
          <text:p text:style-name="P6">It's easy to reach<text:s/>tha people<text:s/>at any time</text:p>
        </text:list-item>
      </text:list>
      <text:p text:style-name="Normal"/>
      <text:p text:style-name="Normal"><text:s text:c="5"/>APPLICATION:</text:p>
      <text:p text:style-name="Normal"><text:s text:c="18"/>It can gather all<text:s/>people<text:s/></text:p>
      <text:p text:style-name="Normal"/>
      <text:p text:style-name="Normal"/>
      <text:p text:style-name="Normal">CONCLUSION:</text:p>
      <text:p text:style-name="Normal"><text:s text:c="12"/>Successfully<text:s/>created<text:s/>logo<text:s/>using tha canva app</text:p>
      <text:p text:style-name="Normal"><text:s text:c="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melur raj</dc:creator>
    <meta:creation-date>2023-10-19T15:00:00Z</meta:creation-date>
    <dc:date>2023-10-19T15:00:00Z</dc:date>
    <meta:template xlink:href="Normal.dotm" xlink:type="simple"/>
    <meta:editing-cycles>127</meta:editing-cycles>
    <meta:editing-duration>PT4740S</meta:editing-duration>
    <meta:document-statistic meta:page-count="1" meta:paragraph-count="1" meta:word-count="64" meta:character-count="434" meta:row-count="3" meta:non-whitespace-character-count="371"/>
  </office:meta>
</office:document-meta>
</file>